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1.19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201.71pt"/>
    </style:style>
    <style:style style:name="co6" style:family="table-column">
      <style:table-column-properties fo:break-before="auto" style:column-width="157.69pt"/>
    </style:style>
    <style:style style:name="co7" style:family="table-column">
      <style:table-column-properties fo:break-before="auto" style:column-width="202.51pt"/>
    </style:style>
    <style:style style:name="co8" style:family="table-column">
      <style:table-column-properties fo:break-before="auto" style:column-width="177pt"/>
    </style:style>
    <style:style style:name="co9" style:family="table-column">
      <style:table-column-properties fo:break-before="auto" style:column-width="61.99pt"/>
    </style:style>
    <style:style style:name="co10" style:family="table-column">
      <style:table-column-properties fo:break-before="auto" style:column-width="123.76pt"/>
    </style:style>
    <style:style style:name="co11" style:family="table-column">
      <style:table-column-properties fo:break-before="auto" style:column-width="134.56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19.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10" table:default-cell-style-name="ce2"/>
        <table:table-column table:style-name="co9" table:default-cell-style-name="ce2"/>
        <table:table-column table:style-name="co11" table:default-cell-style-name="Default"/>
        <table:table-column table:style-name="co9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Страна</text:p>
          </table:table-cell>
          <table:table-cell table:style-name="ce1" office:value-type="string" calcext:value-type="string">
            <text:p>Общий индекс конкурентоспособности в сфере туризма</text:p>
          </table:table-cell>
          <table:table-cell table:style-name="ce1" office:value-type="string" calcext:value-type="string">
            <text:p>Индекс бизнес-среды</text:p>
          </table:table-cell>
          <table:table-cell table:style-name="ce1" office:value-type="string" calcext:value-type="string">
            <text:p>Индекс безопасности</text:p>
          </table:table-cell>
          <table:table-cell table:style-name="ce1" office:value-type="string" calcext:value-type="string">
            <text:p>Индекс здоровья и гигиены</text:p>
          </table:table-cell>
          <table:table-cell table:style-name="ce1" office:value-type="string" calcext:value-type="string">
            <text:p>Индекс ценовой конкурентноспособности</text:p>
          </table:table-cell>
          <table:table-cell table:style-name="ce1" office:value-type="string" calcext:value-type="string">
            <text:p>Качество автомобильных дорог</text:p>
          </table:table-cell>
          <table:table-cell table:style-name="ce1" office:value-type="string" calcext:value-type="string">
            <text:p>Добыча нефти в 2016 году тыс. баррелей</text:p>
          </table:table-cell>
          <table:table-cell table:style-name="ce1" office:value-type="string" calcext:value-type="string">
            <text:p>Добыча природного газа за 2016 год, млн. м3</text:p>
          </table:table-cell>
          <table:table-cell table:style-name="ce1" office:value-type="string" calcext:value-type="string">
            <text:p>ВВП на душу населения, долл. США</text:p>
          </table:table-cell>
          <table:table-cell table:style-name="ce1" office:value-type="string" calcext:value-type="string">
            <text:p>Средняя заработная плата, долл. СШ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ustralia/" xlink:type="simple">Австралия</text:a>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8</text:p>
          </table:table-cell>
          <table:table-cell office:value-type="float" office:value="107039" calcext:value-type="float">
            <text:p>107039</text:p>
          </table:table-cell>
          <table:table-cell table:style-name="ce2" office:value-type="float" office:value="56287" calcext:value-type="float">
            <text:p>56287</text:p>
          </table:table-cell>
          <table:table-cell office:value-type="float" office:value="47644" calcext:value-type="float">
            <text:p>47644</text:p>
          </table:table-cell>
          <table:table-cell office:value-type="string" calcext:value-type="string">
            <text:p>3156.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ustria/" xlink:type="simple">Австрия</text:a>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6.0</text:p>
          </table:table-cell>
          <table:table-cell office:value-type="float" office:value="5599" calcext:value-type="float">
            <text:p>5599</text:p>
          </table:table-cell>
          <table:table-cell table:style-name="ce2" office:value-type="float" office:value="1197" calcext:value-type="float">
            <text:p>1197</text:p>
          </table:table-cell>
          <table:table-cell office:value-type="float" office:value="46986" calcext:value-type="float">
            <text:p>46986</text:p>
          </table:table-cell>
          <table:table-cell office:value-type="string" calcext:value-type="string">
            <text:p>2214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zerbaijan/" xlink:type="simple">Азербайджан</text:a>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4.4</text:p>
          </table:table-cell>
          <table:table-cell office:value-type="float" office:value="259070" calcext:value-type="float">
            <text:p>259070</text:p>
          </table:table-cell>
          <table:table-cell table:style-name="ce2" office:value-type="float" office:value="17083" calcext:value-type="float">
            <text:p>17083</text:p>
          </table:table-cell>
          <table:table-cell office:value-type="float" office:value="18030" calcext:value-type="float">
            <text:p>18030</text:p>
          </table:table-cell>
          <table:table-cell office:value-type="string" calcext:value-type="string">
            <text:p>238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lbania/" xlink:type="simple">Албания</text:a>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1304" calcext:value-type="float">
            <text:p>11304</text:p>
          </table:table-cell>
          <table:table-cell office:value-type="string" calcext:value-type="string">
            <text:p>345.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lgeria/" xlink:type="simple">Алжир</text:a>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3.2</text:p>
          </table:table-cell>
          <table:table-cell office:value-type="float" office:value="424300" calcext:value-type="float">
            <text:p>424300</text:p>
          </table:table-cell>
          <table:table-cell table:style-name="ce2" office:value-type="float" office:value="94782" calcext:value-type="float">
            <text:p>94782</text:p>
          </table:table-cell>
          <table:table-cell office:value-type="float" office:value="14532" calcext:value-type="float">
            <text:p>14532</text:p>
          </table:table-cell>
          <table:table-cell office:value-type="string" calcext:value-type="string">
            <text:p>287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ngola/" xlink:type="simple">Ангол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625206" calcext:value-type="float">
            <text:p>625206</text:p>
          </table:table-cell>
          <table:table-cell/>
          <table:table-cell office:value-type="float" office:value="6958" calcext:value-type="float">
            <text:p>6958</text:p>
          </table:table-cell>
          <table:table-cell office:value-type="string" calcext:value-type="string">
            <text:p>1876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ndorra/" xlink:type="simple">Андорр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46700" calcext:value-type="float">
            <text:p>46700</text:p>
          </table:table-cell>
          <table:table-cell office:value-type="string" calcext:value-type="string">
            <text:p>2074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ntigua_and_barbuda/" xlink:type="simple">Антигуа и Барбуд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3523" calcext:value-type="float">
            <text:p>23523</text:p>
          </table:table-cell>
          <table:table-cell office:value-type="string" calcext:value-type="string">
            <text:p>832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rgentina/" xlink:type="simple">Аргентина</text:a>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3.1</text:p>
          </table:table-cell>
          <table:table-cell office:value-type="float" office:value="157612" calcext:value-type="float">
            <text:p>157612</text:p>
          </table:table-cell>
          <table:table-cell table:style-name="ce2" office:value-type="float" office:value="27312" calcext:value-type="float">
            <text:p>27312</text:p>
          </table:table-cell>
          <table:table-cell office:value-type="float" office:value="20499" calcext:value-type="float">
            <text:p>20499</text:p>
          </table:table-cell>
          <table:table-cell office:value-type="string" calcext:value-type="string">
            <text:p>854.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rmenia/" xlink:type="simple">Армения</text:a>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4.87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92" calcext:value-type="float">
            <text:p>8492</text:p>
          </table:table-cell>
          <table:table-cell office:value-type="string" calcext:value-type="string">
            <text:p>27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afghanistan/" xlink:type="simple">Афганиста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937" calcext:value-type="float">
            <text:p>1937</text:p>
          </table:table-cell>
          <table:table-cell office:value-type="string" calcext:value-type="string">
            <text:p>228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ahamas/" xlink:type="simple">Багамские Остров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4505" calcext:value-type="float">
            <text:p>24505</text:p>
          </table:table-cell>
          <table:table-cell office:value-type="string" calcext:value-type="string">
            <text:p>2021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angladesh/" xlink:type="simple">Бангладеш</text:a>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4.1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3317" calcext:value-type="float">
            <text:p>23317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315.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arbados/" xlink:type="simple">Барбадос</text:a>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5.6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4.5</text:p>
          </table:table-cell>
          <table:table-cell office:value-type="float" office:value="101" calcext:value-type="float">
            <text:p>101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6670" calcext:value-type="float">
            <text:p>1667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ahrain/" xlink:type="simple">Бахрейн</text:a>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1</text:p>
          </table:table-cell>
          <table:table-cell office:value-type="float" office:value="17931" calcext:value-type="float">
            <text:p>17931</text:p>
          </table:table-cell>
          <table:table-cell table:style-name="ce2" office:value-type="float" office:value="6987" calcext:value-type="float">
            <text:p>6987</text:p>
          </table:table-cell>
          <table:table-cell office:value-type="float" office:value="49601" calcext:value-type="float">
            <text:p>49601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elize/" xlink:type="simple">Белиз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321" calcext:value-type="float">
            <text:p>8321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elarus/" xlink:type="simple">Белорусс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12102" calcext:value-type="float">
            <text:p>12102</text:p>
          </table:table-cell>
          <table:table-cell table:style-name="ce2" office:value-type="float" office:value="215" calcext:value-type="float">
            <text:p>215</text:p>
          </table:table-cell>
          <table:table-cell office:value-type="float" office:value="17715" calcext:value-type="float">
            <text:p>17715</text:p>
          </table:table-cell>
          <table:table-cell office:value-type="string" calcext:value-type="string">
            <text:p>382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elgium/" xlink:type="simple">Бельгия</text:a>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4148" calcext:value-type="float">
            <text:p>44148</text:p>
          </table:table-cell>
          <table:table-cell office:value-type="string" calcext:value-type="string">
            <text:p>2241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enin/" xlink:type="simple">Бенин</text:a>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2.9</text:p>
          </table:table-cell>
          <table:table-cell table:style-name="ce3"/>
          <table:table-cell/>
          <table:table-cell office:value-type="float" office:value="2113" calcext:value-type="float">
            <text:p>211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ulgaria/" xlink:type="simple">Болгария</text:a>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3.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565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olivia/" xlink:type="simple">Боливия</text:a>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.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954" calcext:value-type="float">
            <text:p>6954</text:p>
          </table:table-cell>
          <table:table-cell office:value-type="string" calcext:value-type="string">
            <text:p>445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osnia_and_herzegovina/" xlink:type="simple">Босния и Герцеговина</text:a>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2.9</text:p>
          </table:table-cell>
          <table:table-cell table:style-name="ce3"/>
          <table:table-cell/>
          <table:table-cell office:value-type="float" office:value="10550" calcext:value-type="float">
            <text:p>10550</text:p>
          </table:table-cell>
          <table:table-cell office:value-type="string" calcext:value-type="string">
            <text:p>496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otswana/" xlink:type="simple">Ботсвана</text:a>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4.1</text:p>
          </table:table-cell>
          <table:table-cell table:style-name="ce3"/>
          <table:table-cell/>
          <table:table-cell office:value-type="float" office:value="16415" calcext:value-type="float">
            <text:p>16415</text:p>
          </table:table-cell>
          <table:table-cell office:value-type="string" calcext:value-type="string">
            <text:p>747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razil/" xlink:type="simple">Бразилия</text:a>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.0</text:p>
          </table:table-cell>
          <table:table-cell office:value-type="float" office:value="835765" calcext:value-type="float">
            <text:p>835765</text:p>
          </table:table-cell>
          <table:table-cell table:style-name="ce2" office:value-type="float" office:value="2889" calcext:value-type="float">
            <text:p>2889</text:p>
          </table:table-cell>
          <table:table-cell office:value-type="float" office:value="15646" calcext:value-type="float">
            <text:p>15646</text:p>
          </table:table-cell>
          <table:table-cell office:value-type="string" calcext:value-type="string">
            <text:p>550.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runei/" xlink:type="simple">Бруней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.7</text:p>
          </table:table-cell>
          <table:table-cell office:value-type="float" office:value="39909" calcext:value-type="float">
            <text:p>39909</text:p>
          </table:table-cell>
          <table:table-cell table:style-name="ce2" office:value-type="float" office:value="11132" calcext:value-type="float">
            <text:p>11132</text:p>
          </table:table-cell>
          <table:table-cell office:value-type="float" office:value="79508" calcext:value-type="float">
            <text:p>79508</text:p>
          </table:table-cell>
          <table:table-cell office:value-type="string" calcext:value-type="string">
            <text:p>1471.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urkina_faso/" xlink:type="simple">Буркина-Фасо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210.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urundi/" xlink:type="simple">Бурунди</text:a>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3.8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2.9</text:p>
          </table:table-cell>
          <table:table-cell table:style-name="ce3"/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6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bhutan/" xlink:type="simple">Бутан</text:a>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3.8</text:p>
          </table:table-cell>
          <table:table-cell table:style-name="ce3"/>
          <table:table-cell/>
          <table:table-cell office:value-type="float" office:value="7690" calcext:value-type="float">
            <text:p>7690</text:p>
          </table:table-cell>
          <table:table-cell office:value-type="string" calcext:value-type="string">
            <text:p>415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vanuatu/" xlink:type="simple">Вануату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555" calcext:value-type="float">
            <text:p>2555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vatican/" xlink:type="simple">Ватика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table:number-columns-repeated="2"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k/" xlink:type="simple">Великобритания</text:a>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5.1</text:p>
          </table:table-cell>
          <table:table-cell office:value-type="float" office:value="335120" calcext:value-type="float">
            <text:p>335120</text:p>
          </table:table-cell>
          <table:table-cell table:style-name="ce2" office:value-type="float" office:value="43022" calcext:value-type="float">
            <text:p>43022</text:p>
          </table:table-cell>
          <table:table-cell office:value-type="float" office:value="41499" calcext:value-type="float">
            <text:p>41499</text:p>
          </table:table-cell>
          <table:table-cell office:value-type="string" calcext:value-type="string">
            <text:p>2415.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hungary/" xlink:type="simple">Венгрия</text:a>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1</text:p>
          </table:table-cell>
          <table:table-cell office:value-type="float" office:value="5065" calcext:value-type="float">
            <text:p>5065</text:p>
          </table:table-cell>
          <table:table-cell table:style-name="ce2" office:value-type="float" office:value="1841" calcext:value-type="float">
            <text:p>1841</text:p>
          </table:table-cell>
          <table:table-cell office:value-type="float" office:value="26275" calcext:value-type="float">
            <text:p>26275</text:p>
          </table:table-cell>
          <table:table-cell office:value-type="string" calcext:value-type="string">
            <text:p>651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venezuela/" xlink:type="simple">Венесуэла</text:a>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2.8</text:p>
          </table:table-cell>
          <table:table-cell office:value-type="float" office:value="870788" calcext:value-type="float">
            <text:p>870788</text:p>
          </table:table-cell>
          <table:table-cell table:style-name="ce2" office:value-type="float" office:value="11977" calcext:value-type="float">
            <text:p>11977</text:p>
          </table:table-cell>
          <table:table-cell office:value-type="float" office:value="16789" calcext:value-type="float">
            <text:p>16789</text:p>
          </table:table-cell>
          <table:table-cell office:value-type="string" calcext:value-type="string">
            <text:p>3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imor_leste/" xlink:type="simple">Восточный Тимор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4715" calcext:value-type="float">
            <text:p>4715</text:p>
          </table:table-cell>
          <table:table-cell office:value-type="string" calcext:value-type="string">
            <text:p>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vietnam/" xlink:type="simple">Вьетнам</text:a>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3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655" calcext:value-type="float">
            <text:p>10655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362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abon/" xlink:type="simple">Габон</text:a></text:p>
          </table:table-cell>
          <table:table-cell office:value-type="string" calcext:value-type="string">
            <text:p>3.06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677" calcext:value-type="float">
            <text:p>18677</text:p>
          </table:table-cell>
          <table:table-cell office:value-type="string" calcext:value-type="string">
            <text:p>779.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haiti/" xlink:type="simple">Гаит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uyana/" xlink:type="simple">Гайан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37" calcext:value-type="float">
            <text:p>7537</text:p>
          </table:table-cell>
          <table:table-cell office:value-type="string" calcext:value-type="string">
            <text:p>285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ambia/" xlink:type="simple">Гамбия</text:a>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hana/" xlink:type="simple">Гана</text:a>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.5</text:p>
          </table:table-cell>
          <table:table-cell table:style-name="ce3"/>
          <table:table-cell/>
          <table:table-cell office:value-type="float" office:value="4291" calcext:value-type="float">
            <text:p>4291</text:p>
          </table:table-cell>
          <table:table-cell office:value-type="string" calcext:value-type="string">
            <text:p>305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uatemala/" xlink:type="simple">Гватемала</text:a>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3.4</text:p>
          </table:table-cell>
          <table:table-cell office:value-type="float" office:value="2737" calcext:value-type="float">
            <text:p>2737</text:p>
          </table:table-cell>
          <table:table-cell/>
          <table:table-cell office:value-type="float" office:value="7759" calcext:value-type="float">
            <text:p>7759</text:p>
          </table:table-cell>
          <table:table-cell office:value-type="string" calcext:value-type="string">
            <text:p>530.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uinea/" xlink:type="simple">Гвине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uinea_bissau/" xlink:type="simple">Гвинея-Бисау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ermany/" xlink:type="simple">Германия</text:a>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.6</text:p>
          </table:table-cell>
          <table:table-cell office:value-type="float" office:value="16920" calcext:value-type="float">
            <text:p>16920</text:p>
          </table:table-cell>
          <table:table-cell table:style-name="ce2" office:value-type="float" office:value="7578" calcext:value-type="float">
            <text:p>7578</text:p>
          </table:table-cell>
          <table:table-cell office:value-type="float" office:value="46974" calcext:value-type="float">
            <text:p>46974</text:p>
          </table:table-cell>
          <table:table-cell office:value-type="string" calcext:value-type="string">
            <text:p>2643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honduras/" xlink:type="simple">Гондурас</text:a>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91" calcext:value-type="float">
            <text:p>5091</text:p>
          </table:table-cell>
          <table:table-cell office:value-type="string" calcext:value-type="string">
            <text:p>400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renada/" xlink:type="simple">Гренад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72" calcext:value-type="float">
            <text:p>13572</text:p>
          </table:table-cell>
          <table:table-cell office:value-type="string" calcext:value-type="string">
            <text:p>789.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reece/" xlink:type="simple">Греция</text:a></text:p>
          </table:table-cell>
          <table:table-cell office:value-type="string" calcext:value-type="string">
            <text:p>4.51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3</text:p>
          </table:table-cell>
          <table:table-cell office:value-type="float" office:value="1164" calcext:value-type="float">
            <text:p>11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6391" calcext:value-type="float">
            <text:p>26391</text:p>
          </table:table-cell>
          <table:table-cell office:value-type="string" calcext:value-type="string">
            <text:p>829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georgia/" xlink:type="simple">Грузия</text:a>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285.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denmark/" xlink:type="simple">Дания</text:a>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5.7</text:p>
          </table:table-cell>
          <table:table-cell office:value-type="float" office:value="51252" calcext:value-type="float">
            <text:p>51252</text:p>
          </table:table-cell>
          <table:table-cell table:style-name="ce2" office:value-type="float" office:value="4505" calcext:value-type="float">
            <text:p>4505</text:p>
          </table:table-cell>
          <table:table-cell office:value-type="float" office:value="45723" calcext:value-type="float">
            <text:p>45723</text:p>
          </table:table-cell>
          <table:table-cell office:value-type="string" calcext:value-type="string">
            <text:p>3117.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djibouti/" xlink:type="simple">Джибут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3210" calcext:value-type="float">
            <text:p>321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dominica/" xlink:type="simple">Доминик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1163" calcext:value-type="float">
            <text:p>11163</text:p>
          </table:table-cell>
          <table:table-cell office:value-type="string" calcext:value-type="string">
            <text:p>573.5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dominican_republic/" xlink:type="simple">Доминиканская Республика</text:a>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023" calcext:value-type="float">
            <text:p>15023</text:p>
          </table:table-cell>
          <table:table-cell office:value-type="string" calcext:value-type="string">
            <text:p>33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gypt/" xlink:type="simple">Египет</text:a>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.1</text:p>
          </table:table-cell>
          <table:table-cell office:value-type="float" office:value="238382" calcext:value-type="float">
            <text:p>238382</text:p>
          </table:table-cell>
          <table:table-cell table:style-name="ce2" office:value-type="float" office:value="42102" calcext:value-type="float">
            <text:p>42102</text:p>
          </table:table-cell>
          <table:table-cell office:value-type="float" office:value="11803" calcext:value-type="float">
            <text:p>11803</text:p>
          </table:table-cell>
          <table:table-cell office:value-type="string" calcext:value-type="string">
            <text:p>159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zambia/" xlink:type="simple">Замбия</text:a>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3.5</text:p>
          </table:table-cell>
          <table:table-cell table:style-name="ce3"/>
          <table:table-cell/>
          <table:table-cell office:value-type="float" office:value="3852" calcext:value-type="float">
            <text:p>3852</text:p>
          </table:table-cell>
          <table:table-cell office:value-type="string" calcext:value-type="string">
            <text:p>1362.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zimbabwe/" xlink:type="simple">Зимбабве</text:a>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3.2</text:p>
          </table:table-cell>
          <table:table-cell table:style-name="ce3"/>
          <table:table-cell/>
          <table:table-cell office:value-type="float" office:value="1984" calcext:value-type="float">
            <text:p>1984</text:p>
          </table:table-cell>
          <table:table-cell office:value-type="string" calcext:value-type="string">
            <text:p>352.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srael/" xlink:type="simple">Израиль</text:a>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4.9</text:p>
          </table:table-cell>
          <table:table-cell table:style-name="ce3"/>
          <table:table-cell/>
          <table:table-cell office:value-type="float" office:value="34054" calcext:value-type="float">
            <text:p>34054</text:p>
          </table:table-cell>
          <table:table-cell office:value-type="string" calcext:value-type="string">
            <text:p>2609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ndia/" xlink:type="simple">Индия</text:a>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4.4</text:p>
          </table:table-cell>
          <table:table-cell office:value-type="float" office:value="268160" calcext:value-type="float">
            <text:p>268160</text:p>
          </table:table-cell>
          <table:table-cell table:style-name="ce2" office:value-type="float" office:value="28694" calcext:value-type="float">
            <text:p>28694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553.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ndonesia/" xlink:type="simple">Индонезия</text:a>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3.9</text:p>
          </table:table-cell>
          <table:table-cell office:value-type="float" office:value="228539" calcext:value-type="float">
            <text:p>228539</text:p>
          </table:table-cell>
          <table:table-cell table:style-name="ce2" office:value-type="float" office:value="49222" calcext:value-type="float">
            <text:p>49222</text:p>
          </table:table-cell>
          <table:table-cell office:value-type="float" office:value="11149" calcext:value-type="float">
            <text:p>11149</text:p>
          </table:table-cell>
          <table:table-cell office:value-type="string" calcext:value-type="string">
            <text:p>373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jordan/" xlink:type="simple">Иордания</text:a>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3</text:p>
          </table:table-cell>
          <table:table-cell table:style-name="ce3"/>
          <table:table-cell/>
          <table:table-cell office:value-type="float" office:value="10902" calcext:value-type="float">
            <text:p>10902</text:p>
          </table:table-cell>
          <table:table-cell office:value-type="string" calcext:value-type="string">
            <text:p>604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raq/" xlink:type="simple">Ирак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1701123" calcext:value-type="float">
            <text:p>1701123</text:p>
          </table:table-cell>
          <table:table-cell table:style-name="ce2" office:value-type="float" office:value="26891" calcext:value-type="float">
            <text:p>26891</text:p>
          </table:table-cell>
          <table:table-cell office:value-type="float" office:value="15186" calcext:value-type="float">
            <text:p>15186</text:p>
          </table:table-cell>
          <table:table-cell office:value-type="string" calcext:value-type="string">
            <text:p>605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ran/" xlink:type="simple">Иран</text:a>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4.1</text:p>
          </table:table-cell>
          <table:table-cell office:value-type="float" office:value="1092365" calcext:value-type="float">
            <text:p>1092365</text:p>
          </table:table-cell>
          <table:table-cell table:style-name="ce2" office:value-type="float" office:value="122408" calcext:value-type="float">
            <text:p>122408</text:p>
          </table:table-cell>
          <table:table-cell office:value-type="float" office:value="17346" calcext:value-type="float">
            <text:p>17346</text:p>
          </table:table-cell>
          <table:table-cell office:value-type="string" calcext:value-type="string">
            <text:p>480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reland/" xlink:type="simple">Ирландия</text:a>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13" calcext:value-type="float">
            <text:p>2613</text:p>
          </table:table-cell>
          <table:table-cell office:value-type="float" office:value="65806" calcext:value-type="float">
            <text:p>65806</text:p>
          </table:table-cell>
          <table:table-cell office:value-type="string" calcext:value-type="string">
            <text:p>2582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celand/" xlink:type="simple">Исландия</text:a>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4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66" calcext:value-type="float">
            <text:p>45666</text:p>
          </table:table-cell>
          <table:table-cell office:value-type="string" calcext:value-type="string">
            <text:p>3245.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pain/" xlink:type="simple">Испания</text:a>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28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5.5</text:p>
          </table:table-cell>
          <table:table-cell office:value-type="float" office:value="1049" calcext:value-type="float">
            <text:p>1049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34861" calcext:value-type="float">
            <text:p>34861</text:p>
          </table:table-cell>
          <table:table-cell office:value-type="string" calcext:value-type="string">
            <text:p>1544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italy/" xlink:type="simple">Италия</text:a>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3.87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4.6</text:p>
          </table:table-cell>
          <table:table-cell office:value-type="float" office:value="25858" calcext:value-type="float">
            <text:p>25858</text:p>
          </table:table-cell>
          <table:table-cell table:style-name="ce2" office:value-type="float" office:value="5783" calcext:value-type="float">
            <text:p>5783</text:p>
          </table:table-cell>
          <table:table-cell office:value-type="float" office:value="35781" calcext:value-type="float">
            <text:p>35781</text:p>
          </table:table-cell>
          <table:table-cell office:value-type="string" calcext:value-type="string">
            <text:p>1691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yemen/" xlink:type="simple">Йемен</text:a>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3.85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string" calcext:value-type="string">
            <text:p>235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abo_verde/" xlink:type="simple">Кабо-Верде</text:a>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4.1</text:p>
          </table:table-cell>
          <table:table-cell table:style-name="ce3"/>
          <table:table-cell/>
          <table:table-cell office:value-type="float" office:value="6502" calcext:value-type="float">
            <text:p>650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kazakhstan/" xlink:type="simple">Казахстан</text:a>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3.1</text:p>
          </table:table-cell>
          <table:table-cell office:value-type="float" office:value="438655" calcext:value-type="float">
            <text:p>438655</text:p>
          </table:table-cell>
          <table:table-cell table:style-name="ce2" office:value-type="float" office:value="20808" calcext:value-type="float">
            <text:p>20808</text:p>
          </table:table-cell>
          <table:table-cell office:value-type="float" office:value="25912" calcext:value-type="float">
            <text:p>25912</text:p>
          </table:table-cell>
          <table:table-cell office:value-type="string" calcext:value-type="string">
            <text:p>385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ambodia/" xlink:type="simple">Камбоджа</text:a>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5.1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3.4</text:p>
          </table:table-cell>
          <table:table-cell table:style-name="ce3"/>
          <table:table-cell/>
          <table:table-cell office:value-type="float" office:value="3498" calcext:value-type="float">
            <text:p>3498</text:p>
          </table:table-cell>
          <table:table-cell office:value-type="string" calcext:value-type="string">
            <text:p>185.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ameroon/" xlink:type="simple">Камерун</text:a>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2.5</text:p>
          </table:table-cell>
          <table:table-cell table:style-name="ce3"/>
          <table:table-cell/>
          <table:table-cell office:value-type="float" office:value="3148" calcext:value-type="float">
            <text:p>3148</text:p>
          </table:table-cell>
          <table:table-cell office:value-type="string" calcext:value-type="string">
            <text:p>249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anada/" xlink:type="simple">Канада</text:a>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6.10</text:p>
          </table:table-cell>
          <table:table-cell office:value-type="string" calcext:value-type="string">
            <text:p>5.5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.3</text:p>
          </table:table-cell>
          <table:table-cell office:value-type="float" office:value="1127899" calcext:value-type="float">
            <text:p>1127899</text:p>
          </table:table-cell>
          <table:table-cell table:style-name="ce2" office:value-type="float" office:value="173606" calcext:value-type="float">
            <text:p>173606</text:p>
          </table:table-cell>
          <table:table-cell office:value-type="float" office:value="45602" calcext:value-type="float">
            <text:p>45602</text:p>
          </table:table-cell>
          <table:table-cell office:value-type="string" calcext:value-type="string">
            <text:p>2505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qatar/" xlink:type="simple">Катар</text:a>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1</text:p>
          </table:table-cell>
          <table:table-cell office:value-type="float" office:value="219105" calcext:value-type="float">
            <text:p>219105</text:p>
          </table:table-cell>
          <table:table-cell table:style-name="ce2" office:value-type="float" office:value="174057" calcext:value-type="float">
            <text:p>174057</text:p>
          </table:table-cell>
          <table:table-cell office:value-type="float" office:value="132870" calcext:value-type="float">
            <text:p>132870</text:p>
          </table:table-cell>
          <table:table-cell office:value-type="string" calcext:value-type="string">
            <text:p>3331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kenya/" xlink:type="simple">Кения</text:a>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2</text:p>
          </table:table-cell>
          <table:table-cell table:style-name="ce3"/>
          <table:table-cell/>
          <table:table-cell office:value-type="float" office:value="3218" calcext:value-type="float">
            <text:p>3218</text:p>
          </table:table-cell>
          <table:table-cell office:value-type="string" calcext:value-type="string">
            <text:p>315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yprus/" xlink:type="simple">Кипр</text:a>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183" calcext:value-type="float">
            <text:p>33183</text:p>
          </table:table-cell>
          <table:table-cell office:value-type="string" calcext:value-type="string">
            <text:p>1492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kyrgyzstan/" xlink:type="simple">Киргизия</text:a>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2.5</text:p>
          </table:table-cell>
          <table:table-cell table:style-name="ce3"/>
          <table:table-cell/>
          <table:table-cell office:value-type="float" office:value="3395" calcext:value-type="float">
            <text:p>3395</text:p>
          </table:table-cell>
          <table:table-cell office:value-type="string" calcext:value-type="string">
            <text:p>218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kiribati/" xlink:type="simple">Кирибат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hina/" xlink:type="simple">Китай</text:a>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4.8</text:p>
          </table:table-cell>
          <table:table-cell office:value-type="float" office:value="1460918" calcext:value-type="float">
            <text:p>1460918</text:p>
          </table:table-cell>
          <table:table-cell table:style-name="ce2" office:value-type="float" office:value="136628" calcext:value-type="float">
            <text:p>136628</text:p>
          </table:table-cell>
          <table:table-cell office:value-type="float" office:value="14340" calcext:value-type="float">
            <text:p>14340</text:p>
          </table:table-cell>
          <table:table-cell office:value-type="string" calcext:value-type="string">
            <text:p>922.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lombia/" xlink:type="simple">Колумбия</text:a>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2.59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.8</text:p>
          </table:table-cell>
          <table:table-cell office:value-type="float" office:value="168861" calcext:value-type="float">
            <text:p>168861</text:p>
          </table:table-cell>
          <table:table-cell table:style-name="ce2" office:value-type="float" office:value="5152" calcext:value-type="float">
            <text:p>5152</text:p>
          </table:table-cell>
          <table:table-cell office:value-type="float" office:value="13836" calcext:value-type="float">
            <text:p>13836</text:p>
          </table:table-cell>
          <table:table-cell office:value-type="string" calcext:value-type="string">
            <text:p>341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moros/" xlink:type="simple">Коморы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ngo/" xlink:type="simple">Конго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6722" calcext:value-type="float">
            <text:p>6722</text:p>
          </table:table-cell>
          <table:table-cell office:value-type="string" calcext:value-type="string">
            <text:p>456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ngo_dr/" xlink:type="simple">Конго ДР</text:a>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.84</text:p>
          </table:table-cell>
          <table:table-cell office:value-type="string" calcext:value-type="string">
            <text:p>2.1</text:p>
          </table:table-cell>
          <table:table-cell table:style-name="ce3"/>
          <table:table-cell/>
          <table:table-cell office:value-type="float" office:value="767" calcext:value-type="float">
            <text:p>767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sta_rica/" xlink:type="simple">Коста-Рика</text:a>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69" calcext:value-type="float">
            <text:p>15469</text:p>
          </table:table-cell>
          <table:table-cell office:value-type="string" calcext:value-type="string">
            <text:p>843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ote_divoire/" xlink:type="simple">Кот-д’Ивуар</text:a>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7</text:p>
          </table:table-cell>
          <table:table-cell table:style-name="ce3"/>
          <table:table-cell/>
          <table:table-cell office:value-type="float" office:value="3359" calcext:value-type="float">
            <text:p>3359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uba/" xlink:type="simple">Куб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нет данных</text:p>
          </table:table-cell>
          <table:table-cell office:value-type="string" calcext:value-type="string">
            <text:p>26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kuwait/" xlink:type="simple">Кувейт</text:a>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4</text:p>
          </table:table-cell>
          <table:table-cell office:value-type="float" office:value="989811" calcext:value-type="float">
            <text:p>989811</text:p>
          </table:table-cell>
          <table:table-cell table:style-name="ce2" office:value-type="float" office:value="17291" calcext:value-type="float">
            <text:p>17291</text:p>
          </table:table-cell>
          <table:table-cell office:value-type="float" office:value="70542" calcext:value-type="float">
            <text:p>70542</text:p>
          </table:table-cell>
          <table:table-cell office:value-type="string" calcext:value-type="string">
            <text:p>193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aos/" xlink:type="simple">Лаос</text:a></text:p>
          </table:table-cell>
          <table:table-cell office:value-type="string" calcext:value-type="string">
            <text:p>3.40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3.4</text:p>
          </table:table-cell>
          <table:table-cell table:style-name="ce3"/>
          <table:table-cell/>
          <table:table-cell office:value-type="float" office:value="5351" calcext:value-type="float">
            <text:p>5351</text:p>
          </table:table-cell>
          <table:table-cell office:value-type="string" calcext:value-type="string">
            <text:p>222.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atvia/" xlink:type="simple">Латвия</text:a>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4652" calcext:value-type="float">
            <text:p>24652</text:p>
          </table:table-cell>
          <table:table-cell office:value-type="string" calcext:value-type="string">
            <text:p>724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esotho/" xlink:type="simple">Лесото</text:a>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3.2</text:p>
          </table:table-cell>
          <table:table-cell table:style-name="ce3"/>
          <table:table-cell/>
          <table:table-cell office:value-type="float" office:value="3003" calcext:value-type="float">
            <text:p>3003</text:p>
          </table:table-cell>
          <table:table-cell office:value-type="string" calcext:value-type="string">
            <text:p>1465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iberia/" xlink:type="simple">Либер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.1</text:p>
          </table:table-cell>
          <table:table-cell table:style-name="ce3"/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10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ebanon/" xlink:type="simple">Ливан</text:a></text:p>
          </table:table-cell>
          <table:table-cell office:value-type="string" calcext:value-type="string">
            <text:p>3.3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2.8</text:p>
          </table:table-cell>
          <table:table-cell table:style-name="ce3"/>
          <table:table-cell/>
          <table:table-cell office:value-type="float" office:value="18277" calcext:value-type="float">
            <text:p>18277</text:p>
          </table:table-cell>
          <table:table-cell office:value-type="string" calcext:value-type="string">
            <text:p>1025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ibya/" xlink:type="simple">Лив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744" calcext:value-type="float">
            <text:p>3744</text:p>
          </table:table-cell>
          <table:table-cell office:value-type="float" office:value="14679" calcext:value-type="float">
            <text:p>14679</text:p>
          </table:table-cell>
          <table:table-cell office:value-type="string" calcext:value-type="string">
            <text:p>1807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ithuania/" xlink:type="simple">Литва</text:a>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4.9</text:p>
          </table:table-cell>
          <table:table-cell office:value-type="float" office:value="460" calcext:value-type="float">
            <text:p>46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413" calcext:value-type="float">
            <text:p>28413</text:p>
          </table:table-cell>
          <table:table-cell office:value-type="string" calcext:value-type="string">
            <text:p>799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iechtenstein/" xlink:type="simple">Лихтенштей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table:number-columns-repeated="2"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luxembourg/" xlink:type="simple">Люксембург</text:a>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5.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99506" calcext:value-type="float">
            <text:p>99506</text:p>
          </table:table-cell>
          <table:table-cell office:value-type="string" calcext:value-type="string">
            <text:p>3692.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uritius/" xlink:type="simple">Маврикий</text:a>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88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573" calcext:value-type="float">
            <text:p>19573</text:p>
          </table:table-cell>
          <table:table-cell office:value-type="string" calcext:value-type="string">
            <text:p>653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uritania/" xlink:type="simple">Мавритания</text:a>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2.3</text:p>
          </table:table-cell>
          <table:table-cell table:style-name="ce3"/>
          <table:table-cell/>
          <table:table-cell office:value-type="float" office:value="4311" calcext:value-type="float">
            <text:p>4311</text:p>
          </table:table-cell>
          <table:table-cell office:value-type="string" calcext:value-type="string">
            <text:p>338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dagascar/" xlink:type="simple">Мадагаскар</text:a>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62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2.0</text:p>
          </table:table-cell>
          <table:table-cell table:style-name="ce3"/>
          <table:table-cell/>
          <table:table-cell office:value-type="float" office:value="1466" calcext:value-type="float">
            <text:p>1466</text:p>
          </table:table-cell>
          <table:table-cell office:value-type="string" calcext:value-type="string">
            <text:p>92.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cedonia/" xlink:type="simple">Македония</text:a>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4048" calcext:value-type="float">
            <text:p>14048</text:p>
          </table:table-cell>
          <table:table-cell office:value-type="string" calcext:value-type="string">
            <text:p>366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lawi/" xlink:type="simple">Малави</text:a>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2.9</text:p>
          </table:table-cell>
          <table:table-cell table:style-name="ce3"/>
          <table:table-cell/>
          <table:table-cell office:value-type="float" office:value="1126" calcext:value-type="float">
            <text:p>1126</text:p>
          </table:table-cell>
          <table:table-cell office:value-type="string" calcext:value-type="string">
            <text:p>913.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laysia/" xlink:type="simple">Малайзия</text:a>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5.5</text:p>
          </table:table-cell>
          <table:table-cell office:value-type="float" office:value="261706" calcext:value-type="float">
            <text:p>261706</text:p>
          </table:table-cell>
          <table:table-cell table:style-name="ce2" office:value-type="float" office:value="64428" calcext:value-type="float">
            <text:p>64428</text:p>
          </table:table-cell>
          <table:table-cell office:value-type="float" office:value="26211" calcext:value-type="float">
            <text:p>26211</text:p>
          </table:table-cell>
          <table:table-cell office:value-type="string" calcext:value-type="string">
            <text:p>8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li/" xlink:type="simple">Мали</text:a>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3.2</text:p>
          </table:table-cell>
          <table:table-cell table:style-name="ce3"/>
          <table:table-cell/>
          <table:table-cell office:value-type="float" office:value="2191" calcext:value-type="float">
            <text:p>2191</text:p>
          </table:table-cell>
          <table:table-cell office:value-type="string" calcext:value-type="string">
            <text:p>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ldives/" xlink:type="simple">Мальдивы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4895" calcext:value-type="float">
            <text:p>14895</text:p>
          </table:table-cell>
          <table:table-cell office:value-type="string" calcext:value-type="string">
            <text:p>539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lta/" xlink:type="simple">Мальта</text:a>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3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42" calcext:value-type="float">
            <text:p>36042</text:p>
          </table:table-cell>
          <table:table-cell office:value-type="string" calcext:value-type="string">
            <text:p>1360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rocco/" xlink:type="simple">Марокко</text:a>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443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arshall_islands/" xlink:type="simple">Маршалловы Остров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3193" calcext:value-type="float">
            <text:p>319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exico/" xlink:type="simple">Мексика</text:a>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4.3</text:p>
          </table:table-cell>
          <table:table-cell office:value-type="float" office:value="789300" calcext:value-type="float">
            <text:p>789300</text:p>
          </table:table-cell>
          <table:table-cell table:style-name="ce2" office:value-type="float" office:value="41227" calcext:value-type="float">
            <text:p>41227</text:p>
          </table:table-cell>
          <table:table-cell office:value-type="float" office:value="18430" calcext:value-type="float">
            <text:p>18430</text:p>
          </table:table-cell>
          <table:table-cell office:value-type="string" calcext:value-type="string">
            <text:p>501.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icronesia/" xlink:type="simple">Микронез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961" calcext:value-type="float">
            <text:p>2961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zambique/" xlink:type="simple">Мозамбик</text:a>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2.4</text:p>
          </table:table-cell>
          <table:table-cell table:style-name="ce3"/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62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ldova/" xlink:type="simple">Молдавия</text:a>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257.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naco/" xlink:type="simple">Монако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string" calcext:value-type="string">
            <text:p>нет данных</text:p>
          </table:table-cell>
          <table:table-cell office:value-type="string" calcext:value-type="string">
            <text:p>5856.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ngolia/" xlink:type="simple">Монголия</text:a>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3.0</text:p>
          </table:table-cell>
          <table:table-cell table:style-name="ce3"/>
          <table:table-cell/>
          <table:table-cell office:value-type="float" office:value="12178" calcext:value-type="float">
            <text:p>12178</text:p>
          </table:table-cell>
          <table:table-cell office:value-type="string" calcext:value-type="string">
            <text:p>347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yanmar/" xlink:type="simple">Мьянм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3259" calcext:value-type="float">
            <text:p>3259</text:p>
          </table:table-cell>
          <table:table-cell table:style-name="ce2" office:value-type="float" office:value="12453" calcext:value-type="float">
            <text:p>12453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277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amibia/" xlink:type="simple">Намибия</text:a>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24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5.2</text:p>
          </table:table-cell>
          <table:table-cell table:style-name="ce3"/>
          <table:table-cell/>
          <table:table-cell office:value-type="float" office:value="11224" calcext:value-type="float">
            <text:p>11224</text:p>
          </table:table-cell>
          <table:table-cell office:value-type="string" calcext:value-type="string">
            <text:p>886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auru/" xlink:type="simple">Науру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table:number-columns-repeated="2"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epal/" xlink:type="simple">Непал</text:a>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2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63" calcext:value-type="float">
            <text:p>2463</text:p>
          </table:table-cell>
          <table:table-cell office:value-type="string" calcext:value-type="string">
            <text:p>193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iger/" xlink:type="simple">Нигер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6128" calcext:value-type="float">
            <text:p>6128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igeria/" xlink:type="simple">Нигерия</text:a>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.6</text:p>
          </table:table-cell>
          <table:table-cell office:value-type="float" office:value="666754" calcext:value-type="float">
            <text:p>666754</text:p>
          </table:table-cell>
          <table:table-cell table:style-name="ce2" office:value-type="float" office:value="43842" calcext:value-type="float">
            <text:p>43842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20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etherlands/" xlink:type="simple">Нидерланды</text:a>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6.1</text:p>
          </table:table-cell>
          <table:table-cell office:value-type="float" office:value="6445" calcext:value-type="float">
            <text:p>6445</text:p>
          </table:table-cell>
          <table:table-cell table:style-name="ce2" office:value-type="float" office:value="50543" calcext:value-type="float">
            <text:p>50543</text:p>
          </table:table-cell>
          <table:table-cell office:value-type="float" office:value="49624" calcext:value-type="float">
            <text:p>49624</text:p>
          </table:table-cell>
          <table:table-cell office:value-type="string" calcext:value-type="string">
            <text:p>2635.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icaragua/" xlink:type="simple">Никарагуа</text:a>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4.60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3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44" calcext:value-type="float">
            <text:p>5044</text:p>
          </table:table-cell>
          <table:table-cell office:value-type="string" calcext:value-type="string">
            <text:p>339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ew_zealand/" xlink:type="simple">Новая Зеландия</text:a>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5</text:p>
          </table:table-cell>
          <table:table-cell office:value-type="float" office:value="12723" calcext:value-type="float">
            <text:p>12723</text:p>
          </table:table-cell>
          <table:table-cell table:style-name="ce2" office:value-type="float" office:value="4689" calcext:value-type="float">
            <text:p>4689</text:p>
          </table:table-cell>
          <table:table-cell office:value-type="float" office:value="36136" calcext:value-type="float">
            <text:p>36136</text:p>
          </table:table-cell>
          <table:table-cell office:value-type="string" calcext:value-type="string">
            <text:p>2382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orway/" xlink:type="simple">Норвегия</text:a>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3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4.1</text:p>
          </table:table-cell>
          <table:table-cell office:value-type="float" office:value="600309" calcext:value-type="float">
            <text:p>600309</text:p>
          </table:table-cell>
          <table:table-cell table:style-name="ce2" office:value-type="float" office:value="120193" calcext:value-type="float">
            <text:p>120193</text:p>
          </table:table-cell>
          <table:table-cell office:value-type="float" office:value="68591" calcext:value-type="float">
            <text:p>68591</text:p>
          </table:table-cell>
          <table:table-cell office:value-type="string" calcext:value-type="string">
            <text:p>3348.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ae/" xlink:type="simple">ОАЭ</text:a>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6.5</text:p>
          </table:table-cell>
          <table:table-cell office:value-type="float" office:value="900016" calcext:value-type="float">
            <text:p>900016</text:p>
          </table:table-cell>
          <table:table-cell table:style-name="ce2" office:value-type="float" office:value="54245" calcext:value-type="float">
            <text:p>54245</text:p>
          </table:table-cell>
          <table:table-cell office:value-type="float" office:value="67217" calcext:value-type="float">
            <text:p>67217</text:p>
          </table:table-cell>
          <table:table-cell office:value-type="string" calcext:value-type="string">
            <text:p>3358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oman/" xlink:type="simple">Оман</text:a>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5.5</text:p>
          </table:table-cell>
          <table:table-cell office:value-type="float" office:value="60920" calcext:value-type="float">
            <text:p>60920</text:p>
          </table:table-cell>
          <table:table-cell table:style-name="ce2" office:value-type="float" office:value="30897" calcext:value-type="float">
            <text:p>30897</text:p>
          </table:table-cell>
          <table:table-cell office:value-type="float" office:value="43707" calcext:value-type="float">
            <text:p>43707</text:p>
          </table:table-cell>
          <table:table-cell office:value-type="string" calcext:value-type="string">
            <text:p>1454.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akistan/" xlink:type="simple">Пакистан</text:a>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.94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3.8</text:p>
          </table:table-cell>
          <table:table-cell table:style-name="ce3"/>
          <table:table-cell table:style-name="ce2" office:value-type="float" office:value="42032" calcext:value-type="float">
            <text:p>42032</text:p>
          </table:table-cell>
          <table:table-cell office:value-type="float" office:value="4906" calcext:value-type="float">
            <text:p>4906</text:p>
          </table:table-cell>
          <table:table-cell office:value-type="string" calcext:value-type="string">
            <text:p>258.1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alau/" xlink:type="simple">Палау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5213" calcext:value-type="float">
            <text:p>1521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tate_of_palestine/" xlink:type="simple">Палестин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string" calcext:value-type="string">
            <text:p>нет данных</text:p>
          </table:table-cell>
          <table:table-cell office:value-type="string" calcext:value-type="string">
            <text:p>838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anama/" xlink:type="simple">Панама</text:a></text:p>
          </table:table-cell>
          <table:table-cell office:value-type="string" calcext:value-type="string">
            <text:p>4.3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809" calcext:value-type="float">
            <text:p>21809</text:p>
          </table:table-cell>
          <table:table-cell office:value-type="string" calcext:value-type="string">
            <text:p>639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apua_new_guinea/" xlink:type="simple">Папуа - Новая Гвине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545.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araguay/" xlink:type="simple">Парагвай</text:a></text:p>
          </table:table-cell>
          <table:table-cell office:value-type="string" calcext:value-type="string">
            <text:p>3.15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50" calcext:value-type="float">
            <text:p>9050</text:p>
          </table:table-cell>
          <table:table-cell office:value-type="string" calcext:value-type="string">
            <text:p>342.8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eru/" xlink:type="simple">Перу</text:a>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0</text:p>
          </table:table-cell>
          <table:table-cell office:value-type="float" office:value="13587" calcext:value-type="float">
            <text:p>13587</text:p>
          </table:table-cell>
          <table:table-cell table:style-name="ce2" office:value-type="float" office:value="9523" calcext:value-type="float">
            <text:p>9523</text:p>
          </table:table-cell>
          <table:table-cell office:value-type="float" office:value="12518" calcext:value-type="float">
            <text:p>12518</text:p>
          </table:table-cell>
          <table:table-cell office:value-type="string" calcext:value-type="string">
            <text:p>413.6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oland/" xlink:type="simple">Польша</text:a>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4.0</text:p>
          </table:table-cell>
          <table:table-cell office:value-type="float" office:value="7337" calcext:value-type="float">
            <text:p>7337</text:p>
          </table:table-cell>
          <table:table-cell table:style-name="ce2" office:value-type="float" office:value="5794" calcext:value-type="float">
            <text:p>5794</text:p>
          </table:table-cell>
          <table:table-cell office:value-type="float" office:value="26499" calcext:value-type="float">
            <text:p>26499</text:p>
          </table:table-cell>
          <table:table-cell office:value-type="string" calcext:value-type="string">
            <text:p>93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ortugal/" xlink:type="simple">Португалия</text:a>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6.32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5.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7885" calcext:value-type="float">
            <text:p>27885</text:p>
          </table:table-cell>
          <table:table-cell office:value-type="string" calcext:value-type="string">
            <text:p>960.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russia/" xlink:type="simple">Россия</text:a>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2.8</text:p>
          </table:table-cell>
          <table:table-cell office:value-type="float" office:value="3794711" calcext:value-type="float">
            <text:p>3794711</text:p>
          </table:table-cell>
          <table:table-cell table:style-name="ce2" office:value-type="float" office:value="642242" calcext:value-type="float">
            <text:p>642242</text:p>
          </table:table-cell>
          <table:table-cell office:value-type="float" office:value="25965" calcext:value-type="float">
            <text:p>25965</text:p>
          </table:table-cell>
          <table:table-cell office:value-type="string" calcext:value-type="string">
            <text:p>626.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rwanda/" xlink:type="simple">Руанда</text:a></text:p>
          </table:table-cell>
          <table:table-cell office:value-type="string" calcext:value-type="string">
            <text:p>3.36</text:p>
          </table:table-cell>
          <table:table-cell office:value-type="string" calcext:value-type="string">
            <text:p>5.09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4.80</text:p>
          </table:table-cell>
          <table:table-cell office:value-type="string" calcext:value-type="string">
            <text:p>5.0</text:p>
          </table:table-cell>
          <table:table-cell table:style-name="ce3"/>
          <table:table-cell/>
          <table:table-cell office:value-type="float" office:value="1810" calcext:value-type="float">
            <text:p>1810</text:p>
          </table:table-cell>
          <table:table-cell office:value-type="string" calcext:value-type="string">
            <text:p>269.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romania/" xlink:type="simple">Румыния</text:a></text:p>
          </table:table-cell>
          <table:table-cell office:value-type="string" calcext:value-type="string">
            <text:p>3.7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2.6</text:p>
          </table:table-cell>
          <table:table-cell office:value-type="float" office:value="27596" calcext:value-type="float">
            <text:p>27596</text:p>
          </table:table-cell>
          <table:table-cell table:style-name="ce2" office:value-type="float" office:value="9931" calcext:value-type="float">
            <text:p>9931</text:p>
          </table:table-cell>
          <table:table-cell office:value-type="float" office:value="20872" calcext:value-type="float">
            <text:p>20872</text:p>
          </table:table-cell>
          <table:table-cell office:value-type="string" calcext:value-type="string">
            <text:p>682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lvador/" xlink:type="simple">Сальвадор</text:a>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3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620" calcext:value-type="float">
            <text:p>862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moa/" xlink:type="simple">Само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5183" calcext:value-type="float">
            <text:p>518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n_marino/" xlink:type="simple">Сан-Марино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62938" calcext:value-type="float">
            <text:p>62938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o_tome_and_principe/" xlink:type="simple">Сан-Томе и Принсип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udi_arabia/" xlink:type="simple">Саудовская Аравия</text:a>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.62</text:p>
          </table:table-cell>
          <table:table-cell office:value-type="string" calcext:value-type="string">
            <text:p>4.9</text:p>
          </table:table-cell>
          <table:table-cell office:value-type="float" office:value="3828467" calcext:value-type="float">
            <text:p>3828467</text:p>
          </table:table-cell>
          <table:table-cell table:style-name="ce2" office:value-type="float" office:value="102380" calcext:value-type="float">
            <text:p>102380</text:p>
          </table:table-cell>
          <table:table-cell office:value-type="float" office:value="53802" calcext:value-type="float">
            <text:p>53802</text:p>
          </table:table-cell>
          <table:table-cell office:value-type="string" calcext:value-type="string">
            <text:p>1682.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north_korea/" xlink:type="simple">Северная Коре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eychelles/" xlink:type="simple">Сейшельские Остров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6677" calcext:value-type="float">
            <text:p>26677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enegal/" xlink:type="simple">Сенегал</text:a>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3.63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4.1</text:p>
          </table:table-cell>
          <table:table-cell table:style-name="ce3"/>
          <table:table-cell/>
          <table:table-cell office:value-type="float" office:value="2456" calcext:value-type="float">
            <text:p>2456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int_vincent_and_grenadines/" xlink:type="simple">Сент-Винсент и Гренадины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0937" calcext:value-type="float">
            <text:p>10937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int_kitts_and_nevis/" xlink:type="simple">Сент-Китс и Невис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24476" calcext:value-type="float">
            <text:p>24476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aint_lucia/" xlink:type="simple">Сент-Люс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1710" calcext:value-type="float">
            <text:p>11710</text:p>
          </table:table-cell>
          <table:table-cell office:value-type="string" calcext:value-type="string">
            <text:p>1332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erbia/" xlink:type="simple">Сербия</text:a>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2.9</text:p>
          </table:table-cell>
          <table:table-cell table:style-name="ce3"/>
          <table:table-cell/>
          <table:table-cell office:value-type="float" office:value="13699" calcext:value-type="float">
            <text:p>13699</text:p>
          </table:table-cell>
          <table:table-cell office:value-type="string" calcext:value-type="string">
            <text:p>410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ingapore/" xlink:type="simple">Сингапур</text:a>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6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5382" calcext:value-type="float">
            <text:p>85382</text:p>
          </table:table-cell>
          <table:table-cell office:value-type="string" calcext:value-type="string">
            <text:p>3203.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yria/" xlink:type="simple">Сир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lovakia/" xlink:type="simple">Словакия</text:a>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4.95</text:p>
          </table:table-cell>
          <table:table-cell office:value-type="string" calcext:value-type="string">
            <text:p>4.1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29758" calcext:value-type="float">
            <text:p>29758</text:p>
          </table:table-cell>
          <table:table-cell office:value-type="string" calcext:value-type="string">
            <text:p>945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lovenia/" xlink:type="simple">Словения</text:a>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3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0918" calcext:value-type="float">
            <text:p>30918</text:p>
          </table:table-cell>
          <table:table-cell office:value-type="string" calcext:value-type="string">
            <text:p>1234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olomon_islands/" xlink:type="simple">Соломоновы Остров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955" calcext:value-type="float">
            <text:p>1955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omalia/" xlink:type="simple">Сомал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table:number-columns-repeated="2"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udan/" xlink:type="simple">Суда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4394" calcext:value-type="float">
            <text:p>4394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uriname/" xlink:type="simple">Суринам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253" calcext:value-type="float">
            <text:p>1625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sa/" xlink:type="simple">США</text:a>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5.7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6</text:p>
          </table:table-cell>
          <table:table-cell office:value-type="float" office:value="3249816" calcext:value-type="float">
            <text:p>3249816</text:p>
          </table:table-cell>
          <table:table-cell table:style-name="ce2" office:value-type="float" office:value="749727" calcext:value-type="float">
            <text:p>749727</text:p>
          </table:table-cell>
          <table:table-cell office:value-type="float" office:value="56084" calcext:value-type="float">
            <text:p>56084</text:p>
          </table:table-cell>
          <table:table-cell office:value-type="string" calcext:value-type="string">
            <text:p>3291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ierra_leone/" xlink:type="simple">Сьерра-Леоне</text:a>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2.8</text:p>
          </table:table-cell>
          <table:table-cell table:style-name="ce3"/>
          <table:table-cell/>
          <table:table-cell office:value-type="float" office:value="1593" calcext:value-type="float">
            <text:p>159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ajikistan/" xlink:type="simple">Таджикистан</text:a>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4.27</text:p>
          </table:table-cell>
          <table:table-cell table:number-columns-repeated="2" office:value-type="string" calcext:value-type="string">
            <text:p>5.68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4.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hailand/" xlink:type="simple">Таиланд</text:a>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5.61</text:p>
          </table:table-cell>
          <table:table-cell office:value-type="string" calcext:value-type="string">
            <text:p>4.2</text:p>
          </table:table-cell>
          <table:table-cell office:value-type="float" office:value="94329" calcext:value-type="float">
            <text:p>94329</text:p>
          </table:table-cell>
          <table:table-cell table:style-name="ce2" office:value-type="float" office:value="37695" calcext:value-type="float">
            <text:p>37695</text:p>
          </table:table-cell>
          <table:table-cell office:value-type="float" office:value="16130" calcext:value-type="float">
            <text:p>16130</text:p>
          </table:table-cell>
          <table:table-cell office:value-type="string" calcext:value-type="string">
            <text:p>519.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anzania/" xlink:type="simple">Танзания</text:a>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3.4</text:p>
          </table:table-cell>
          <table:table-cell table:style-name="ce3"/>
          <table:table-cell/>
          <table:table-cell office:value-type="float" office:value="2910" calcext:value-type="float">
            <text:p>291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hat/" xlink:type="simple">Того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onga/" xlink:type="simple">Тонга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5136" calcext:value-type="float">
            <text:p>5136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rinidad_and_tobago/" xlink:type="simple">Тринидад и Тобаго</text:a>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5.14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4.1</text:p>
          </table:table-cell>
          <table:table-cell office:value-type="float" office:value="15242" calcext:value-type="float">
            <text:p>15242</text:p>
          </table:table-cell>
          <table:table-cell table:style-name="ce2" office:value-type="float" office:value="25739" calcext:value-type="float">
            <text:p>25739</text:p>
          </table:table-cell>
          <table:table-cell office:value-type="float" office:value="32573" calcext:value-type="float">
            <text:p>32573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uvalu/" xlink:type="simple">Тувалу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unisia/" xlink:type="simple">Тунис</text:a>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3.5</text:p>
          </table:table-cell>
          <table:table-cell office:value-type="float" office:value="14142" calcext:value-type="float">
            <text:p>14142</text:p>
          </table:table-cell>
          <table:table-cell table:style-name="ce2" office:value-type="float" office:value="1788" calcext:value-type="float">
            <text:p>1788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261.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urkmenistan/" xlink:type="simple">Туркмени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 table:style-name="ce2" office:value-type="float" office:value="74160" calcext:value-type="float">
            <text:p>74160</text:p>
          </table:table-cell>
          <table:table-cell office:value-type="float" office:value="16478" calcext:value-type="float">
            <text:p>16478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turkey/" xlink:type="simple">Турция</text:a>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5.0</text:p>
          </table:table-cell>
          <table:table-cell office:value-type="float" office:value="18032" calcext:value-type="float">
            <text:p>18032</text:p>
          </table:table-cell>
          <table:table-cell table:style-name="ce2" office:value-type="float" office:value="367" calcext:value-type="float">
            <text:p>367</text:p>
          </table:table-cell>
          <table:table-cell office:value-type="float" office:value="20420" calcext:value-type="float">
            <text:p>20420</text:p>
          </table:table-cell>
          <table:table-cell office:value-type="string" calcext:value-type="string">
            <text:p>588.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ganda/" xlink:type="simple">Уганда</text:a></text:p>
          </table:table-cell>
          <table:table-cell office:value-type="string" calcext:value-type="string">
            <text:p>3.20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3.5</text:p>
          </table:table-cell>
          <table:table-cell table:style-name="ce3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zbekistan/" xlink:type="simple">Узбекиста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 table:style-name="ce2" office:value-type="float" office:value="59287" calcext:value-type="float">
            <text:p>59287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kraine/" xlink:type="simple">Украина</text:a>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.4</text:p>
          </table:table-cell>
          <table:table-cell office:value-type="float" office:value="10930" calcext:value-type="float">
            <text:p>10930</text:p>
          </table:table-cell>
          <table:table-cell table:style-name="ce2" office:value-type="float" office:value="17606" calcext:value-type="float">
            <text:p>17606</text:p>
          </table:table-cell>
          <table:table-cell office:value-type="float" office:value="7987" calcext:value-type="float">
            <text:p>7987</text:p>
          </table:table-cell>
          <table:table-cell office:value-type="string" calcext:value-type="string">
            <text:p>221.6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uruguay/" xlink:type="simple">Уругвай</text:a>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1341" calcext:value-type="float">
            <text:p>21341</text:p>
          </table:table-cell>
          <table:table-cell office:value-type="string" calcext:value-type="string">
            <text:p>6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fiji/" xlink:type="simple">Фидж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9052" calcext:value-type="float">
            <text:p>905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philippines/" xlink:type="simple">Филиппины</text:a></text:p>
          </table:table-cell>
          <table:table-cell office:value-type="string" calcext:value-type="string">
            <text:p>3.60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4.79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3.1</text:p>
          </table:table-cell>
          <table:table-cell office:value-type="float" office:value="3308" calcext:value-type="float">
            <text:p>3308</text:p>
          </table:table-cell>
          <table:table-cell table:style-name="ce2" office:value-type="float" office:value="3951" calcext:value-type="float">
            <text:p>3951</text:p>
          </table:table-cell>
          <table:table-cell office:value-type="float" office:value="7282" calcext:value-type="float">
            <text:p>7282</text:p>
          </table:table-cell>
          <table:table-cell office:value-type="string" calcext:value-type="string">
            <text:p>314.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finland/" xlink:type="simple">Финляндия</text:a></text:p>
          </table:table-cell>
          <table:table-cell office:value-type="string" calcext:value-type="string">
            <text:p>4.4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5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1109" calcext:value-type="float">
            <text:p>41109</text:p>
          </table:table-cell>
          <table:table-cell office:value-type="string" calcext:value-type="string">
            <text:p>2707.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france/" xlink:type="simple">Франция</text:a>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6.0</text:p>
          </table:table-cell>
          <table:table-cell office:value-type="float" office:value="5974" calcext:value-type="float">
            <text:p>5974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41476" calcext:value-type="float">
            <text:p>41476</text:p>
          </table:table-cell>
          <table:table-cell office:value-type="string" calcext:value-type="string">
            <text:p>2314.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roatia/" xlink:type="simple">Хорватия</text:a>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5.5</text:p>
          </table:table-cell>
          <table:table-cell office:value-type="float" office:value="5029" calcext:value-type="float">
            <text:p>5029</text:p>
          </table:table-cell>
          <table:table-cell table:style-name="ce2" office:value-type="float" office:value="1699" calcext:value-type="float">
            <text:p>1699</text:p>
          </table:table-cell>
          <table:table-cell office:value-type="float" office:value="21625" calcext:value-type="float">
            <text:p>21625</text:p>
          </table:table-cell>
          <table:table-cell office:value-type="string" calcext:value-type="string">
            <text:p>818.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ar/" xlink:type="simple">ЦАР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had/" xlink:type="simple">Чад</text:a>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.7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2.6</text:p>
          </table:table-cell>
          <table:table-cell table:style-name="ce3"/>
          <table:table-cell/>
          <table:table-cell office:value-type="float" office:value="2640" calcext:value-type="float">
            <text:p>264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montenegro/" xlink:type="simple">Черногория</text:a>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5.37</text:p>
          </table:table-cell>
          <table:table-cell office:value-type="string" calcext:value-type="string">
            <text:p>5.80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3.2</text:p>
          </table:table-cell>
          <table:table-cell table:style-name="ce3"/>
          <table:table-cell/>
          <table:table-cell office:value-type="float" office:value="16016" calcext:value-type="float">
            <text:p>16016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zech_republic/" xlink:type="simple">Чехия</text:a>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1</text:p>
          </table:table-cell>
          <table:table-cell office:value-type="float" office:value="858" calcext:value-type="float">
            <text:p>858</text:p>
          </table:table-cell>
          <table:table-cell table:style-name="ce2" office:value-type="float" office:value="218" calcext:value-type="float">
            <text:p>218</text:p>
          </table:table-cell>
          <table:table-cell office:value-type="float" office:value="32076" calcext:value-type="float">
            <text:p>32076</text:p>
          </table:table-cell>
          <table:table-cell office:value-type="string" calcext:value-type="string">
            <text:p>1068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chile/" xlink:type="simple">Чили</text:a>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0</text:p>
          </table:table-cell>
          <table:table-cell office:value-type="float" office:value="1524" calcext:value-type="float">
            <text:p>1524</text:p>
          </table:table-cell>
          <table:table-cell table:style-name="ce2" office:value-type="float" office:value="889" calcext:value-type="float">
            <text:p>889</text:p>
          </table:table-cell>
          <table:table-cell office:value-type="float" office:value="23507" calcext:value-type="float">
            <text:p>23507</text:p>
          </table:table-cell>
          <table:table-cell office:value-type="string" calcext:value-type="string">
            <text:p>798.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witzerland/" xlink:type="simple">Швейцария</text:a>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6.41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6.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58647" calcext:value-type="float">
            <text:p>58647</text:p>
          </table:table-cell>
          <table:table-cell office:value-type="string" calcext:value-type="string">
            <text:p>5053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weden/" xlink:type="simple">Швеция</text:a>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5.46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5.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8199" calcext:value-type="float">
            <text:p>48199</text:p>
          </table:table-cell>
          <table:table-cell office:value-type="string" calcext:value-type="string">
            <text:p>2556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ri_lanka/" xlink:type="simple">Шри-Ланка</text:a>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7</text:p>
          </table:table-cell>
          <table:table-cell table:style-name="ce3"/>
          <table:table-cell/>
          <table:table-cell office:value-type="float" office:value="10590" calcext:value-type="float">
            <text:p>10590</text:p>
          </table:table-cell>
          <table:table-cell office:value-type="string" calcext:value-type="string">
            <text:p>265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cuador/" xlink:type="simple">Эквадор</text:a></text:p>
          </table:table-cell>
          <table:table-cell office:value-type="string" calcext:value-type="string">
            <text:p>3.91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5.20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5.1</text:p>
          </table:table-cell>
          <table:table-cell office:value-type="float" office:value="201052" calcext:value-type="float">
            <text:p>201052</text:p>
          </table:table-cell>
          <table:table-cell table:style-name="ce2" office:value-type="float" office:value="530" calcext:value-type="float">
            <text:p>530</text:p>
          </table:table-cell>
          <table:table-cell office:value-type="float" office:value="11317" calcext:value-type="float">
            <text:p>11317</text:p>
          </table:table-cell>
          <table:table-cell office:value-type="string" calcext:value-type="string">
            <text:p>460.3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quatorial_guinea/" xlink:type="simple">Экваториальная Гвине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office:value-type="float" office:value="43522" calcext:value-type="float">
            <text:p>4352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ritrea/" xlink:type="simple">Эритрея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waziland/" xlink:type="simple">Эсватини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9712" calcext:value-type="float">
            <text:p>9712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stonia/" xlink:type="simple">Эстония</text:a>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6.26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5.07</text:p>
          </table:table-cell>
          <table:table-cell office:value-type="string" calcext:value-type="string">
            <text:p>4.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650" calcext:value-type="float">
            <text:p>28650</text:p>
          </table:table-cell>
          <table:table-cell office:value-type="string" calcext:value-type="string">
            <text:p>1117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ethiopia/" xlink:type="simple">Эфиопия</text:a>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3.7</text:p>
          </table:table-cell>
          <table:table-cell table:style-name="ce3"/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outh_africa/" xlink:type="simple">ЮАР</text:a>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5.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01" calcext:value-type="float">
            <text:p>601</text:p>
          </table:table-cell>
          <table:table-cell office:value-type="float" office:value="13209" calcext:value-type="float">
            <text:p>13209</text:p>
          </table:table-cell>
          <table:table-cell office:value-type="string" calcext:value-type="string">
            <text:p>1372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outh_korea/" xlink:type="simple">Южная Корея</text:a>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.6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36612" calcext:value-type="float">
            <text:p>36612</text:p>
          </table:table-cell>
          <table:table-cell office:value-type="string" calcext:value-type="string">
            <text:p>2376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south_sudan/" xlink:type="simple">Южный Судан</text:a></text:p>
          </table:table-cell>
          <table:table-cell table:number-columns-repeated="4" office:value-type="string" calcext:value-type="string">
            <text:p>нет данных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нет данных</text:p>
          </table:table-cell>
          <table:table-cell table:style-name="ce3"/>
          <table:table-cell/>
          <table:table-cell office:value-type="float" office:value="1995" calcext:value-type="float">
            <text:p>1995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jamaica/" xlink:type="simple">Ямайка</text:a>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3.98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3.97</text:p>
          </table:table-cell>
          <table:table-cell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71" calcext:value-type="float">
            <text:p>8771</text:p>
          </table:table-cell>
          <table:table-cell office:value-type="string" calcext:value-type="string">
            <text:p>нет данных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a xlink:href="http://stattur.ru/country/japan/" xlink:type="simple">Япония</text:a>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6.1</text:p>
          </table:table-cell>
          <table:table-cell office:value-type="float" office:value="1393" calcext:value-type="float">
            <text:p>1393</text:p>
          </table:table-cell>
          <table:table-cell table:style-name="ce2" office:value-type="float" office:value="4175" calcext:value-type="float">
            <text:p>4175</text:p>
          </table:table-cell>
          <table:table-cell office:value-type="float" office:value="38148" calcext:value-type="float">
            <text:p>38148</text:p>
          </table:table-cell>
          <table:table-cell office:value-type="string" calcext:value-type="string">
            <text:p>2512.0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02T20:17:58.932507826</dc:date>
    <meta:editing-duration>PT1M37S</meta:editing-duration>
    <meta:editing-cycles>1</meta:editing-cycles>
    <meta:generator>LibreOffice/6.3.1.2$Linux_X86_64 LibreOffice_project/30$Build-2</meta:generator>
    <meta:document-statistic meta:table-count="1" meta:cell-count="1966" meta:object-count="0"/>
  </office:meta>
</office:document-meta>
</file>